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263cm"/>
    </style:style>
    <style:style style:name="Table1.B" style:family="table-column">
      <style:table-column-properties style:column-width="2.861cm"/>
    </style:style>
    <style:style style:name="Table1.C" style:family="table-column">
      <style:table-column-properties style:column-width="9.14cm"/>
    </style:style>
    <style:style style:name="Table1.D" style:family="table-column">
      <style:table-column-properties style:column-width="2.736cm"/>
    </style:style>
    <style:style style:name="Table1.A1" style:family="table-cell">
      <style:table-cell-properties style:vertical-align="middle" fo:padding="0.049cm"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Sree Narayana Guru Institute of Science and Technology PG Admission 2020</text:span></text:h>
      <text:p text:style-name="Text_20_body">SNGIST currently offers PG courses in the fields of Management leading to MCA, M.Com and M.Sc. program.</text:p>
      <text:p text:style-name="Text_20_body">For MBA, minimum 50% marks in any Bachelor’s degree is required for eligibility. For M.Sc., candidates should have secured at least 55% marks in B.Sc. from recognized university. Candidates must have passed B.Com/BBA/BCA with minimum 45% marks from recognized university for M.Com program.  Candidates must have secured minimum 50% marks in BCA or Bachelor’s degree in any subject with Mathematics in 10+2 level or Bachelor’s degree in any subject with Mathematics/Statistics as one of the subjects for admission in MCA.</text:p>
      <text:p text:style-name="Text_20_body">Admission to M.Sc. and M.Com is done on the basis of merit in the qualifying examination. Admission to MCA is done on the basis of Kerala CEE (KEAM). Admission to the MBA program is done on the basis of marks obtained in KMAT.</text:p>
      <text:p text:style-name="Text_20_body"><text:span text:style-name="Strong_20_Emphasis">Eligibility Tab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Courses Offered</text:p>
          </table:table-cell>
          <table:table-cell table:style-name="Table1.A1" office:value-type="string">
            <text:p text:style-name="Table_20_Heading">Specialization</text:p>
          </table:table-cell>
          <table:table-cell table:style-name="Table1.A1" office:value-type="string">
            <text:p text:style-name="Table_20_Heading">Eligibility</text:p>
          </table:table-cell>
          <table:table-cell table:style-name="Table1.A1" office:value-type="string">
            <text:p text:style-name="Table_20_Heading">Selection Criteria</text:p>
          </table:table-cell>
        </table:table-row>
        <table:table-row>
          <table:table-cell table:style-name="Table1.A1" office:value-type="string">
            <text:p text:style-name="Table_20_Contents">MBA</text:p>
          </table:table-cell>
          <table:table-cell table:style-name="Table1.A1" office:value-type="string">
            <text:p text:style-name="Table_20_Contents">-</text:p>
          </table:table-cell>
          <table:table-cell table:style-name="Table1.A1" office:value-type="string">
            <text:p text:style-name="Table_20_Contents">Minimum 50% in Bachelor’s degree</text:p>
          </table:table-cell>
          <table:table-cell table:style-name="Table1.A1" office:value-type="string">
            <text:p text:style-name="Table_20_Contents">KMAT </text:p>
          </table:table-cell>
        </table:table-row>
        <table:table-row>
          <table:table-cell table:style-name="Table1.A1" office:value-type="string">
            <text:p text:style-name="Table_20_Contents">MCA (Regular)</text:p>
          </table:table-cell>
          <table:table-cell table:style-name="Table1.A1" office:value-type="string">
            <text:p text:style-name="Table_20_Contents">-</text:p>
          </table:table-cell>
          <table:table-cell table:style-name="Table1.A1" office:value-type="string">
            <text:p text:style-name="Table_20_Contents">Minimum 50% marks in BCA/ Bachelor’s degree with Mathematics/Statistics OR Bachelor’s degree with Mathematics in 10+2 level</text:p>
          </table:table-cell>
          <table:table-cell table:style-name="Table1.A1" table:number-rows-spanned="2" office:value-type="string">
            <text:p text:style-name="Table_20_Contents">KEAM </text:p>
          </table:table-cell>
        </table:table-row>
        <table:table-row>
          <table:table-cell table:style-name="Table1.A1" office:value-type="string">
            <text:p text:style-name="Table_20_Contents">MCA (Lateral)</text:p>
          </table:table-cell>
          <table:table-cell table:style-name="Table1.A1" office:value-type="string">
            <text:p text:style-name="Table_20_Contents">-</text:p>
          </table:table-cell>
          <table:table-cell table:style-name="Table1.A1" office:value-type="string">
            <text:p text:style-name="Table_20_Contents">Minimum 50% marks in BCA or B.Sc. Computer Science</text:p>
          </table:table-cell>
          <table:covered-table-cell/>
        </table:table-row>
        <table:table-row>
          <table:table-cell table:style-name="Table1.A1" office:value-type="string">
            <text:p text:style-name="Table_20_Contents">MCA Dual Degree</text:p>
          </table:table-cell>
          <table:table-cell table:style-name="Table1.A1" office:value-type="string">
            <text:p text:style-name="Table_20_Contents">-</text:p>
          </table:table-cell>
          <table:table-cell table:style-name="Table1.A1" office:value-type="string">
            <text:p text:style-name="Table_20_Contents">Pass in 10+2 examination in Physics, Chemistry and Mathematics</text:p>
          </table:table-cell>
          <table:table-cell table:style-name="Table1.A1" table:number-rows-spanned="7" office:value-type="string">
            <text:p text:style-name="Table_20_Contents">Merit-Based</text:p>
          </table:table-cell>
        </table:table-row>
        <table:table-row>
          <table:table-cell table:style-name="Table1.A1" table:number-rows-spanned="2" office:value-type="string">
            <text:p text:style-name="Table_20_Contents">M.Com</text:p>
          </table:table-cell>
          <table:table-cell table:style-name="Table1.A1" office:value-type="string">
            <text:p text:style-name="Table_20_Contents">Finance</text:p>
          </table:table-cell>
          <table:table-cell table:style-name="Table1.A1" table:number-rows-spanned="2" office:value-type="string">
            <text:p text:style-name="Table_20_Contents">Minimum 45% marks in B.Com/BBA/BBM program</text:p>
          </table:table-cell>
          <table:covered-table-cell/>
        </table:table-row>
        <table:table-row>
          <table:covered-table-cell/>
          <table:table-cell table:style-name="Table1.A1" office:value-type="string">
            <text:p text:style-name="Table_20_Contents">E-Commerce</text:p>
          </table:table-cell>
          <table:covered-table-cell/>
          <table:covered-table-cell/>
        </table:table-row>
        <table:table-row>
          <table:table-cell table:style-name="Table1.A1" table:number-rows-spanned="4" office:value-type="string">
            <text:p text:style-name="Table_20_Contents">M.Sc.</text:p>
          </table:table-cell>
          <table:table-cell table:style-name="Table1.A1" office:value-type="string">
            <text:p text:style-name="Table_20_Contents">Microbiology</text:p>
          </table:table-cell>
          <table:table-cell table:style-name="Table1.A1" table:number-rows-spanned="4" office:value-type="string">
            <text:p text:style-name="Table_20_Contents">Minimum 55% marks in B.Sc. program</text:p>
          </table:table-cell>
          <table:covered-table-cell/>
        </table:table-row>
        <table:table-row>
          <table:covered-table-cell/>
          <table:table-cell table:style-name="Table1.A1" office:value-type="string">
            <text:p text:style-name="Table_20_Contents">Biotechnology</text:p>
          </table:table-cell>
          <table:covered-table-cell/>
          <table:covered-table-cell/>
        </table:table-row>
        <table:table-row>
          <table:covered-table-cell/>
          <table:table-cell table:style-name="Table1.A1" office:value-type="string">
            <text:p text:style-name="Table_20_Contents">Biochemistry</text:p>
          </table:table-cell>
          <table:covered-table-cell/>
          <table:covered-table-cell/>
        </table:table-row>
        <table:table-row>
          <table:covered-table-cell/>
          <table:table-cell table:style-name="Table1.A1" office:value-type="string">
            <text:p text:style-name="Table_20_Contents">Bio-informatics</text:p>
          </table:table-cell>
          <table:covered-table-cell/>
          <table:covered-table-cell/>
        </table:table-row>
      </table:table>
      <text:p text:style-name="Text_20_body"><text:span text:style-name="Strong_20_Emphasis">Key Points:</text:span></text:p>
      <text:list xml:id="list8212171380144083188" text:style-name="L1">
        <text:list-item>
          <text:p text:style-name="P4">Candidates belonging to OBC category get a relaxation of 10% in the qualifying examination in MCA regular program.</text:p>
        </text:list-item>
        <text:list-item>
          <text:p text:style-name="P4">OBC candidates applying to M.Com program get a relaxation of 3% marks, whereas SC/ST candidates need to pass the qualifying examination.</text:p>
        </text:list-item>
        <text:list-item>
          <text:p text:style-name="P2">Candidates applying to M.Sc. program should have a degree in B.Sc. in Biochemistry/Zoology/Botany/Biophysics/Biotechnology/Microbiology/Chemistry.</text:p>
        </text:list-item>
      </text:list>
      <text:h text:style-name="Heading_20_2" text:outline-level="2"><text:soft-page-break/><text:span text:style-name="Strong_20_Emphasis">Sree Narayana Guru Institute of Science and Technology Application Process 2020</text:span></text:h>
      <text:p text:style-name="Text_20_body">Candidates can download the application form for each course from the official website of the college.</text:p>
      <text:list xml:id="list2697664195483390124" text:style-name="L2">
        <text:list-item>
          <text:p text:style-name="P5">Visit the official website of the college and click on Admission tab on the home page.</text:p>
        </text:list-item>
        <text:list-item>
          <text:p text:style-name="P5">A new page will appear where candidate can click on Download Application to download the form.</text:p>
        </text:list-item>
        <text:list-item>
          <text:p text:style-name="P3">Fill the form carefully, attach the required documents and send or submit the form to:</text:p>
        </text:list-item>
      </text:list>
      <text:p text:style-name="Text_20_body"><text:span text:style-name="Strong_20_Emphasis">Sree Narayana Guru Institute of Science and Technology</text:span></text:p>
      <text:p text:style-name="Text_20_body"><text:span text:style-name="Strong_20_Emphasis">Manjali, Mannam P.O., N. Paravur,</text:span></text:p>
      <text:p text:style-name="Text_20_body"><text:span text:style-name="Strong_20_Emphasis">Ernakulum, Kerala- 683520</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7T20:50:49.008344600</meta:creation-date>
    <dc:date>2020-02-17T21:00:03.542784968</dc:date>
    <meta:editing-duration>PT9M14S</meta:editing-duration>
    <meta:editing-cycles>1</meta:editing-cycles>
    <meta:document-statistic meta:table-count="1" meta:image-count="0" meta:object-count="0" meta:page-count="2" meta:paragraph-count="46" meta:word-count="384" meta:character-count="2459" meta:non-whitespace-character-count="2124"/>
    <meta:generator>LibreOffice/5.1.6.2$Linux_X86_64 LibreOffice_project/10m0$Build-2</meta:generator>
  </office:meta>
</office:document-meta>
</file>